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dae56"/>
    </style:style>
    <style:style style:name="P2" style:family="paragraph" style:parent-style-name="Heading_20_1">
      <style:paragraph-properties fo:break-before="page"/>
      <style:text-properties officeooo:paragraph-rsid="001dae56"/>
    </style:style>
    <style:style style:name="P3" style:family="paragraph" style:parent-style-name="Heading_20_1" style:list-style-name="">
      <style:text-properties officeooo:paragraph-rsid="001dae56"/>
    </style:style>
    <style:style style:name="P4" style:family="paragraph" style:parent-style-name="Heading_20_1">
      <style:paragraph-properties fo:break-before="page"/>
      <style:text-properties officeooo:paragraph-rsid="001ef36a"/>
    </style:style>
    <style:style style:name="P5" style:family="paragraph" style:parent-style-name="Heading_20_1">
      <style:paragraph-properties fo:break-before="page"/>
      <style:text-properties officeooo:paragraph-rsid="0022db82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7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1dae56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1ef36a"/>
    </style:style>
    <style:style style:name="P14" style:family="paragraph" style:parent-style-name="Text_20_body">
      <style:paragraph-properties fo:margin-top="0in" fo:margin-bottom="0in" style:contextual-spacing="false" fo:break-before="page"/>
      <style:text-properties officeooo:paragraph-rsid="001ef36a"/>
    </style:style>
    <style:style style:name="P15" style:family="paragraph" style:parent-style-name="Text_20_body">
      <style:paragraph-properties fo:margin-top="0in" fo:margin-bottom="0.1in" style:contextual-spacing="false"/>
      <style:text-properties officeooo:paragraph-rsid="001ef36a"/>
    </style:style>
    <style:style style:name="P16" style:family="paragraph" style:parent-style-name="Text_20_body">
      <style:paragraph-properties fo:margin-top="0in" fo:margin-bottom="0.1402in" style:contextual-spacing="false"/>
      <style:text-properties officeooo:paragraph-rsid="001ef36a"/>
    </style:style>
    <style:style style:name="P17" style:family="paragraph" style:parent-style-name="Text_20_body">
      <style:paragraph-properties fo:margin-top="0in" fo:margin-bottom="0in" style:contextual-spacing="false"/>
      <style:text-properties fo:font-style="italic" officeooo:paragraph-rsid="001ef36a" style:font-style-asian="italic" style:font-style-complex="italic"/>
    </style:style>
    <style:style style:name="P18" style:family="paragraph" style:parent-style-name="Text_20_body">
      <style:paragraph-properties fo:margin-top="0in" fo:margin-bottom="0in" style:contextual-spacing="false"/>
      <style:text-properties fo:font-style="italic" officeooo:paragraph-rsid="001dae56" style:font-style-asian="italic" style:font-style-complex="italic"/>
    </style:style>
    <style:style style:name="P19" style:family="paragraph" style:parent-style-name="Text_20_body">
      <style:paragraph-properties fo:margin-top="0in" fo:margin-bottom="0in" style:contextual-spacing="false"/>
      <style:text-properties fo:font-weight="bold" officeooo:paragraph-rsid="001ef36a" style:font-weight-asian="bold" style:font-weight-complex="bold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e95a" style:font-weight-asian="bold" style:font-weight-complex="bold"/>
    </style:style>
    <style:style style:name="T5" style:family="text">
      <style:text-properties officeooo:rsid="001dae5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167b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796. Rotate String</text:h>
      <text:p text:style-name="P8">Given two strings <text:span text:style-name="Source_20_Text"><text:span text:style-name="T1">s</text:span></text:span> and <text:span text:style-name="Source_20_Text"><text:span text:style-name="T1">goal</text:span></text:span>, return <text:span text:style-name="Source_20_Text"><text:span text:style-name="T1">true</text:span></text:span> <text:span text:style-name="Emphasis"><text:span text:style-name="T2">if and only if</text:span></text:span> <text:span text:style-name="Source_20_Text"><text:span text:style-name="T1">s</text:span></text:span> <text:span text:style-name="Emphasis"><text:span text:style-name="T2">can become</text:span></text:span> <text:span text:style-name="Source_20_Text"><text:span text:style-name="T1">goal</text:span></text:span> <text:span text:style-name="Emphasis"><text:span text:style-name="T2">after some number of </text:span></text:span><text:span text:style-name="Emphasis"><text:span text:style-name="Strong_20_Emphasis"><text:span text:style-name="T2">shifts</text:span></text:span></text:span><text:span text:style-name="Emphasis"><text:span text:style-name="T2"> on</text:span></text:span> <text:span text:style-name="Source_20_Text"><text:span text:style-name="T1">s</text:span></text:span>.</text:p>
      <text:p text:style-name="P8">A <text:span text:style-name="Strong_20_Emphasis"><text:span text:style-name="T2">shift</text:span></text:span> on <text:span text:style-name="Source_20_Text"><text:span text:style-name="T1">s</text:span></text:span> consists of moving the leftmost character of <text:span text:style-name="Source_20_Text"><text:span text:style-name="T1">s</text:span></text:span> to the rightmost position.</text:p>
      <text:list text:style-name="L1">
        <text:list-item>
          <text:p text:style-name="P9">For example, if <text:span text:style-name="Source_20_Text"><text:span text:style-name="T1">s = "abcde"</text:span></text:span>, then it will be <text:span text:style-name="Source_20_Text"><text:span text:style-name="T1">"bcdea"</text:span></text:span> after one shift.</text:p>
        </text:list-item>
      </text:list>
      <text:p text:style-name="P8"> </text:p>
      <text:p text:style-name="P8"><text:span text:style-name="Strong_20_Emphasis"><text:span text:style-name="T2">Example 1:</text:span></text:span></text:p>
      <text:p text:style-name="P7"><text:span text:style-name="Strong_20_Emphasis"><text:span text:style-name="T2">Input:</text:span></text:span> s = "abcde", goal = "cdeab"</text:p>
      <text:p text:style-name="P6"><text:span text:style-name="Strong_20_Emphasis"><text:span text:style-name="T2">Output:</text:span></text:span> true</text:p>
      <text:p text:style-name="P8"><text:span text:style-name="Strong_20_Emphasis"><text:span text:style-name="T2">Example 2:</text:span></text:span></text:p>
      <text:p text:style-name="P7"><text:span text:style-name="Strong_20_Emphasis"><text:span text:style-name="T2">Input:</text:span></text:span> s = "abcde", goal = "abced"</text:p>
      <text:p text:style-name="P6"><text:span text:style-name="Strong_20_Emphasis"><text:span text:style-name="T2">Output:</text:span></text:span> false</text:p>
      <text:p text:style-name="P8"> </text:p>
      <text:p text:style-name="P8"><text:span text:style-name="Strong_20_Emphasis"><text:span text:style-name="T2">Constraints:</text:span></text:span></text:p>
      <text:list text:style-name="L2">
        <text:list-item>
          <text:p text:style-name="P10"><text:span text:style-name="Source_20_Text"><text:span text:style-name="T1">1 &lt;= s.length, goal.length &lt;= 100</text:span></text:span></text:p>
        </text:list-item>
        <text:list-item>
          <text:p text:style-name="P11"><text:span text:style-name="Source_20_Text"><text:span text:style-name="T1">s</text:span></text:span> and <text:span text:style-name="Source_20_Text"><text:span text:style-name="T1">goal</text:span></text:span> consist of lowercase English letters.</text:p>
        </text:list-item>
      </text:list>
      <text:h text:style-name="P3" text:outline-level="1"/>
      <text:h text:style-name="P2" text:outline-level="1">796. Rotate String</text:h>
      <text:p text:style-name="P18">/*</text:p>
      <text:p text:style-name="P18"><text:s text:c="4"/><text:span text:style-name="T3">Straight simulation v1: </text:span><text:span text:style-name="T4">without STL</text:span></text:p>
      <text:p text:style-name="P18"><text:s text:c="4"/>Time complexity: O(n^2)</text:p>
      <text:p text:style-name="P18"><text:s text:c="4"/>Space complexity: O(<text:span text:style-name="T5">1</text:span>)</text:p>
      <text:p text:style-name="P18">*/</text:p>
      <text:p text:style-name="P12">class Solution {</text:p>
      <text:p text:style-name="P12"><text:s text:c="4"/>public:</text:p>
      <text:p text:style-name="P12"><text:s text:c="8"/>bool rotateString(std::string s,std::string goal) {</text:p>
      <text:p text:style-name="P12"><text:s text:c="12"/>int n=s.size();</text:p>
      <text:p text:style-name="P12"><text:s text:c="12"/>if(n!=goal.size()) return false;</text:p>
      <text:p text:style-name="P12"><text:s text:c="12"/>while(n--){</text:p>
      <text:p text:style-name="P12"><text:s text:c="16"/>s.push_back(s[0]);</text:p>
      <text:p text:style-name="P12"><text:s text:c="16"/>s.erase(s.begin());</text:p>
      <text:p text:style-name="P12"><text:s text:c="16"/>if(s==goal) return true;</text:p>
      <text:p text:style-name="P12"><text:s text:c="12"/>}</text:p>
      <text:p text:style-name="P12"><text:s text:c="12"/>return false;</text:p>
      <text:p text:style-name="P12"><text:s text:c="8"/>}</text:p>
      <text:p text:style-name="P12">};</text:p>
      <text:h text:style-name="P1" text:outline-level="1">796. Rotate String</text:h>
      <text:p text:style-name="P18">/*</text:p>
      <text:p text:style-name="P18"><text:s text:c="4"/><text:span text:style-name="T3">Straight simulation v2: </text:span><text:span text:style-name="T4">using STL rotate()</text:span></text:p>
      <text:p text:style-name="P18"><text:s text:c="4"/>Time complexity: O(n^2)</text:p>
      <text:p text:style-name="P18"><text:s text:c="4"/>Space complexity: O(1)</text:p>
      <text:p text:style-name="P18">*/</text:p>
      <text:p text:style-name="P12">class Solution {</text:p>
      <text:p text:style-name="P12"><text:s text:c="4"/>public:</text:p>
      <text:p text:style-name="P12"><text:s text:c="8"/>bool rotateString(std::string s,std::string goal) {</text:p>
      <text:p text:style-name="P12"><text:s text:c="12"/>int n=s.size();</text:p>
      <text:p text:style-name="P12"><text:s text:c="12"/>if(n!=goal.size()) return false;</text:p>
      <text:p text:style-name="P12"><text:s text:c="12"/>for(int i=1;i&lt;=n;++i){</text:p>
      <text:p text:style-name="P12"><text:s text:c="16"/>std::rotate(s.begin(),s.begin()+1,s.end());</text:p>
      <text:p text:style-name="P12"><text:s text:c="16"/>if(s==goal) return true;</text:p>
      <text:p text:style-name="P12"><text:s text:c="12"/>}</text:p>
      <text:p text:style-name="P12"><text:s text:c="12"/>return false;</text:p>
      <text:p text:style-name="P12"><text:s text:c="8"/>}</text:p>
      <text:p text:style-name="P12">};</text:p>
      <text:h text:style-name="P4" text:outline-level="1">796. Rotate String</text:h>
      <text:p text:style-name="P17">/*</text:p>
      <text:p text:style-name="P17"><text:s text:c="4"/><text:span text:style-name="T3">Concatenation check</text:span></text:p>
      <text:p text:style-name="P17"><text:s text:c="4"/>Time complexity: O(n)</text:p>
      <text:p text:style-name="P17"><text:s text:c="4"/>Space complexity: O(<text:span text:style-name="T8">2</text:span>n)</text:p>
      <text:p text:style-name="P17">*/</text:p>
      <text:p text:style-name="P13">class Solution {</text:p>
      <text:p text:style-name="P13"><text:s text:c="4"/>public:</text:p>
      <text:p text:style-name="P13"><text:s text:c="8"/>bool rotateString(std::string s,std::string goal) {</text:p>
      <text:p text:style-name="P13"><text:s text:c="12"/>int n=s.size();</text:p>
      <text:p text:style-name="P13"><text:s text:c="12"/>if(n!=goal.size()) return false;</text:p>
      <text:p text:style-name="P13"/>
      <text:p text:style-name="P13"><text:s text:c="10"/><text:span text:style-name="T6"><text:s text:c="2"/>// if `goal` can be obtained by rotating `s`, `goal` must be</text:span></text:p>
      <text:p text:style-name="P17"><text:s text:c="12"/>// a subtring of <text:s/>s+s</text:p>
      <text:p text:style-name="P13"><text:s text:c="12"/>std::string ss=s+s;</text:p>
      <text:p text:style-name="P13"><text:s text:c="12"/>return ss.find(goal)!=std::string::npos;</text:p>
      <text:p text:style-name="P13"><text:s text:c="8"/>}</text:p>
      <text:p text:style-name="P13">};</text:p>
      <text:h text:style-name="P5" text:outline-level="1">796. Rotate String</text:h>
      <text:p text:style-name="P13">/*</text:p>
      <text:p text:style-name="P19"><text:s text:c="4"/>KMP (see LC's problem 28 )</text:p>
      <text:p text:style-name="P13"><text:s text:c="4"/>Time complexity: O(n)</text:p>
      <text:p text:style-name="P13"><text:s text:c="4"/>Space complexity: O(2n+m)</text:p>
      <text:p text:style-name="P13">*/</text:p>
      <text:p text:style-name="P13">class Solution {</text:p>
      <text:p text:style-name="P13"><text:s text:c="4"/>public:</text:p>
      <text:p text:style-name="P13"><text:s text:c="8"/>bool rotateString(std::string s,std::string goal){</text:p>
      <text:p text:style-name="P15"><text:s text:c="12"/>if(s.size()!=goal.size()) return false; <text:s text:c="11"/></text:p>
      <text:p text:style-name="P15"><text:s text:c="12"/>std::string ss=s+s;</text:p>
      <text:p text:style-name="P13"><text:s text:c="12"/>int n=ss.size();</text:p>
      <text:p text:style-name="P16"><text:s text:c="12"/>int m=goal.size();</text:p>
      <text:p text:style-name="P13"><text:s text:c="12"/><text:span text:style-name="T7">// Build Longest prefix suffix array</text:span></text:p>
      <text:p text:style-name="P13"><text:s text:c="12"/>std::vector&lt;int&gt; lps(m,0);</text:p>
      <text:p text:style-name="P13"><text:s text:c="12"/>int prev=0,i=1;</text:p>
      <text:p text:style-name="P13"><text:s text:c="12"/>while(i&lt;m){</text:p>
      <text:p text:style-name="P13"><text:s text:c="16"/>if(goal[prev]==goal[i]){</text:p>
      <text:p text:style-name="P13"><text:s text:c="20"/>lps[i]=prev+1;</text:p>
      <text:p text:style-name="P13"><text:s text:c="20"/>prev++;</text:p>
      <text:p text:style-name="P13"><text:s text:c="20"/>i++;</text:p>
      <text:p text:style-name="P13"><text:s text:c="16"/>}</text:p>
      <text:p text:style-name="P13"><text:s text:c="16"/>else if(prev==0){</text:p>
      <text:p text:style-name="P13"><text:s text:c="20"/>lps[i]=0;</text:p>
      <text:p text:style-name="P13"><text:s text:c="20"/>i++;</text:p>
      <text:p text:style-name="P13"><text:s text:c="16"/>}</text:p>
      <text:p text:style-name="P13"><text:s text:c="16"/>else prev=lps[prev-1];</text:p>
      <text:p text:style-name="P13"><text:s text:c="12"/>}</text:p>
      <text:p text:style-name="P14"/>
      <text:p text:style-name="P19"><text:s text:c="12"/><text:span text:style-name="T6">// Check the 1st occurence of `goal` in `s+s`</text:span></text:p>
      <text:p text:style-name="P13"><text:s text:c="12"/>i=0;</text:p>
      <text:p text:style-name="P13"><text:s text:c="12"/>int j=0;</text:p>
      <text:p text:style-name="P13"><text:s text:c="12"/>while(i&lt;n){</text:p>
      <text:p text:style-name="P13"><text:s text:c="16"/>if(ss[i]==goal[j]){</text:p>
      <text:p text:style-name="P13"><text:s text:c="20"/>i++;</text:p>
      <text:p text:style-name="P13"><text:s text:c="20"/>j++;</text:p>
      <text:p text:style-name="P13"><text:s text:c="16"/>}</text:p>
      <text:p text:style-name="P13"><text:s text:c="16"/>else if(j==0) i++;</text:p>
      <text:p text:style-name="P13"><text:s text:c="16"/>else j=lps[j-1];</text:p>
      <text:p text:style-name="P13"/>
      <text:p text:style-name="P13"><text:s text:c="16"/>if(j==m) return true;</text:p>
      <text:p text:style-name="P13"><text:s text:c="12"/>}</text:p>
      <text:p text:style-name="P13"/>
      <text:p text:style-name="P13"><text:s text:c="12"/>return false;</text:p>
      <text:p text:style-name="P13"><text:s text:c="8"/>}</text:p>
      <text:p text:style-name="P13"/>
      <text:p text:style-name="P13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09:50:36.087967759</meta:creation-date>
    <dc:date>2024-11-03T11:10:39.151962162</dc:date>
    <meta:editing-duration>PT1H20M1S</meta:editing-duration>
    <meta:editing-cycles>6</meta:editing-cycles>
    <meta:generator>LibreOffice/24.2.6.2$Linux_X86_64 LibreOffice_project/420$Build-2</meta:generator>
    <meta:document-statistic meta:table-count="0" meta:image-count="0" meta:object-count="0" meta:page-count="5" meta:paragraph-count="113" meta:word-count="319" meta:character-count="3004" meta:non-whitespace-character-count="1904"/>
  </office:meta>
</office:document-meta>
</file>